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500000160956CEC85.png" manifest:media-type="image/png"/>
  <manifest:file-entry manifest:full-path="Pictures/1000000000000258000003206AF7095A.jpg" manifest:media-type="image/jpeg"/>
  <manifest:file-entry manifest:full-path="Pictures/10000000000001F4000001F4B09FE124.jpg" manifest:media-type="image/jpeg"/>
  <manifest:file-entry manifest:full-path="Pictures/100000000000032000000258CE834855.jpg" manifest:media-type="image/jpeg"/>
  <manifest:file-entry manifest:full-path="Pictures/10000000000000D9000000E95BCBC238.jpg" manifest:media-type="image/jpeg"/>
  <manifest:file-entry manifest:full-path="Pictures/10000000000001E0000001AB2ABCF861.jpg" manifest:media-type="image/jpeg"/>
  <manifest:file-entry manifest:full-path="Pictures/1000020100000160000001A5C6E6C91D.png" manifest:media-type="image/png"/>
  <manifest:file-entry manifest:full-path="Pictures/1000000000000103000000C23A2DA764.jpg" manifest:media-type="image/jpeg"/>
  <manifest:file-entry manifest:full-path="Pictures/1000000000000384000002A3C347812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標準" style:font-pitch="variable"/>
    <style:font-face style:name="Khmer OS System" svg:font-family="'Khmer OS System'" style:font-pitch="variable"/>
    <style:font-face style:name="Lohit Punjabi" svg:font-family="'Lohit Punjabi'" style:font-pitch="variable"/>
    <style:font-face style:name="Purisa" svg:font-family="Purisa" style:font-pitch="variable"/>
    <style:font-face style:name="TakaoExMincho" svg:font-family="TakaoExMincho" style:font-pitch="variable"/>
    <style:font-face style:name="cmmi10" svg:font-family="cmmi10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draw:marker-start-width="0.5cm" draw:marker-end-width="0.5cm" draw:fill="hatch" draw:fill-color="#111111" draw:fill-hatch-name="Black_20_0_20_Degrees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c5000b" draw:marker-start-width="0.5cm" draw:marker-end-width="0.5cm" draw:fill="hatch" draw:fill-hatch-name="Black_20_0_20_Degrees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pr1" style:family="presentation" style:parent-style-name="標準-title">
      <style:graphic-properties fo:min-height="5.106cm"/>
    </style:style>
    <style:style style:name="pr2" style:family="presentation" style:parent-style-name="標準-subtitle">
      <style:graphic-properties draw:fill-color="#ffffff" fo:min-height="12.751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subtitle">
      <style:graphic-properties draw:fill-color="#ffffff" fo:min-height="12.179cm"/>
    </style:style>
    <style:style style:name="pr6" style:family="presentation" style:parent-style-name="標準-subtitle">
      <style:graphic-properties draw:fill-color="#ffffff" fo:min-height="9.086cm"/>
    </style:style>
    <style:style style:name="pr7" style:family="presentation" style:parent-style-name="標準-outline1">
      <style:graphic-properties fo:min-height="11.929cm"/>
    </style:style>
    <style:style style:name="pr8" style:family="presentation" style:parent-style-name="標準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ffffff"/>
    </style:style>
    <style:style style:name="P4" style:family="paragraph">
      <style:paragraph-properties fo:text-align="end"/>
    </style:style>
    <style:style style:name="P5" style:family="paragraph">
      <style:text-properties fo:color="#ffffff" style:font-name="cmmi10" fo:language="en" fo:country="GB" fo:font-weight="bold" style:font-name-asian="cmmi10" style:font-weight-asian="bold" style:font-weight-complex="bold"/>
    </style:style>
    <style:style style:name="P6" style:family="paragraph">
      <style:paragraph-properties fo:text-align="start"/>
      <style:text-properties fo:color="#ffffff" style:font-name="TakaoExMincho" fo:font-size="32pt" fo:font-weight="bold" style:letter-kerning="true" style:font-name-asian="TakaoExMincho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color="#ffffff" style:font-name="TakaoExMincho" fo:font-weight="bold" style:font-name-asian="TakaoExMincho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style:font-name="TakaoExMincho" fo:language="en" fo:country="GB" fo:font-weight="bold" style:font-name-asian="TakaoExMincho" style:font-weight-asian="bold" style:font-weight-complex="bold"/>
    </style:style>
    <style:style style:name="T3" style:family="text">
      <style:text-properties style:font-name="TakaoExMincho" fo:font-weight="bold" style:font-name-asian="TakaoExMincho" style:font-weight-asian="bold" style:font-weight-complex="bold"/>
    </style:style>
    <style:style style:name="T4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c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cc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27.6cm" svg:height="19.563cm" svg:x="0.4cm" svg:y="0.102cm">
          <draw:image xlink:href="Pictures/1000000000000384000002A3C347812C.jpg" xlink:type="simple" xlink:show="embed" xlink:actuate="onLoad">
            <text:p/>
          </draw:image>
        </draw:frame>
        <draw:frame presentation:style-name="pr1" draw:layer="layout" svg:width="26.2cm" svg:height="5.106cm" svg:x="1.8cm" svg:y="3.294cm" presentation:class="title" presentation:user-transformed="true">
          <draw:text-box>
            <text:p>タイトルスライド案１<text:line-break/>手書きピアノ</text:p>
          </draw:text-box>
        </draw:frame>
        <draw:frame presentation:style-name="pr2" draw:layer="layout" svg:width="14.6cm" svg:height="12.751cm" svg:x="9.4cm" svg:y="2.849cm" presentation:class="subtitle" presentation:user-transformed="true">
          <draw:text-box>
            <text:p/>
            <text:p text:style-name="P2">実験第４班（数理４研）</text:p>
            <text:p text:style-name="P2">青木・吉良・久保・松木・松田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27.852cm" svg:height="20.6cm" svg:x="0.148cm" svg:y="0cm">
          <draw:image xlink:href="Pictures/1000000000000103000000C23A2DA764.jpg" xlink:type="simple" xlink:show="embed" xlink:actuate="onLoad">
            <text:p/>
          </draw:image>
        </draw:frame>
        <draw:frame presentation:style-name="pr4" draw:text-style-name="P3" draw:layer="layout" svg:width="18.799cm" svg:height="3.506cm" svg:x="-1.4cm" svg:y="4.894cm" presentation:class="title" presentation:user-transformed="true">
          <draw:text-box>
            <text:p text:style-name="P3"><text:span text:style-name="T1">タイトルスライド案２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/>
            <text:p text:style-name="P4"><text:span text:style-name="T1">実験第４班（数理４研）</text:span></text:p>
            <text:p text:style-name="P4"><text:span text:style-name="T1">青木・吉良・久保・松木・松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1E0000001AB2ABCF861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2">タイトルスライド案３</text:span></text:p>
          </draw:text-box>
        </draw:frame>
        <draw:frame presentation:style-name="pr6" draw:text-style-name="P7" draw:layer="layout" svg:width="17.5cm" svg:height="9.086cm" svg:x="1cm" svg:y="9.514cm" presentation:class="subtitle" presentation:user-transformed="true">
          <draw:text-box>
            <text:p text:style-name="P6"><text:span text:style-name="T3">実験第４班</text:span></text:p>
            <text:p text:style-name="P6"><text:span text:style-name="T3"/></text:p>
            <text:p text:style-name="P6"><text:span text:style-name="T3">青木・吉良・久保・松木・松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7" draw:layer="layout" svg:width="20.999cm" svg:height="12.486cm" svg:x="2.601cm" svg:y="4.914cm" presentation:class="outline" presentation:user-transformed="true">
          <draw:text-box>
            <text:list text:style-name="L2">
              <text:list-item>
                <text:p>動機</text:p>
              </text:list-item>
              <text:list-item>
                <text:p>デモンストレーションか実験動画</text:p>
              </text:list-item>
              <text:list-item>
                <text:p>しくみ</text:p>
              </text:list-item>
              <text:list-item>
                <text:p>課題・展望</text:p>
              </text:list-item>
              <text:list-item>
                <text:p>まとめ</text:p>
              </text:list-item>
            </text:list>
          </draw:text-box>
        </draw:frame>
        <draw:frame draw:style-name="gr3" draw:text-style-name="P1" draw:layer="layout" svg:width="11.2cm" svg:height="10.2cm" svg:x="14.2cm" svg:y="9.4cm">
          <draw:image xlink:href="Pictures/10000000000000D9000000E95BCBC2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7" draw:layer="layout" svg:width="25.199cm" svg:height="12.179cm" svg:x="1.4cm" svg:y="3.82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ピアノを弾きたい。</text:p>
              </text:list-item>
              <text:list-item>
                <text:p>ピアノがない</text:p>
              </text:list-item>
              <text:list-item>
                <text:p>紙とペンはある</text:p>
              </text:list-item>
            </text:list>
          </draw:text-box>
        </draw:frame>
        <draw:frame draw:style-name="gr3" draw:text-style-name="P1" draw:layer="layout" svg:width="12cm" svg:height="8.4cm" svg:x="1.4cm" svg:y="11.6cm">
          <draw:image xlink:href="Pictures/100000000000032000000258CE834855.jpg" xlink:type="simple" xlink:show="embed" xlink:actuate="onLoad">
            <text:p/>
          </draw:image>
        </draw:frame>
        <draw:frame draw:style-name="gr1" draw:text-style-name="P1" draw:layer="layout" svg:width="13.228cm" svg:height="13.228cm" svg:x="14.2cm" svg:y="4.172cm">
          <draw:image xlink:href="Pictures/10000000000001F4000001F4B09FE1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デモあるいは動画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しくみ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画像処理</text:span></text:p>
                <text:p>OpenCVによる指の位置・接地判定</text:p>
                <text:p/>
              </text:list-item>
              <text:list-item>
                <text:p><text:span text:style-name="T5">音声処理</text:span></text:p>
                <text:p>PyAudioを用いた音の合成、再生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画像処理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① Initialize 手書き鍵盤を認識→位置を保持</text:p>
            <text:p>② カメラを２つ使って</text:p>
            <text:list text:style-name="L3">
              <text:list-item>
                <text:list>
                  <text:list-item>
                    <text:p>上から ： 指先の位置を検知、鍵盤と指を対応</text:p>
                  </text:list-item>
                  <text:list-item>
                    <text:p>横から ： 指の接地判定</text:p>
                  </text:list-item>
                </text:list>
              </text:list-item>
            </text:list>
          </draw:text-box>
        </draw:frame>
        <draw:frame draw:style-name="gr1" draw:text-style-name="P1" xml:id="id1" draw:id="id1" draw:layer="layout" svg:width="7.967cm" svg:height="10.623cm" draw:transform="skewX (0.000174532925199433) rotate (0.00244346095279206) translate (15.358cm 9.619cm)">
          <draw:image xlink:href="Pictures/1000000000000258000003206AF7095A.jpg" xlink:type="simple" xlink:show="embed" xlink:actuate="onLoad">
            <text:p/>
          </draw:image>
        </draw:frame>
        <draw:frame draw:style-name="gr1" draw:text-style-name="P1" xml:id="id2" draw:id="id2" draw:layer="layout" svg:width="9cm" svg:height="5.692cm" svg:x="9.4cm" svg:y="11cm">
          <draw:image xlink:href="Pictures/10000201000001A500000160956CEC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" smil:attributeName="visibility" smil:to="visible"/>
                  <anim:animate smil:dur="1s" smil:fill="hold" smil:targetElement="id2" smil:attributeName="x" smil:values="x-.2;x" smil:keyTimes="0;1"/>
                  <anim:animate smil:dur="1s" smil:fill="hold" smil:targetElement="id2" smil:attributeName="y" smil:values="y;y" smil:keyTimes="0;1"/>
                  <anim:transitionFilter smil:dur="1s" smil:targetElement="id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画像処理</text:p>
          </draw:text-box>
        </draw:frame>
        <draw:frame presentation:style-name="pr7" draw:layer="layout" svg:width="19.2cm" svg:height="11.686cm" svg:x="1.4cm" svg:y="4.914cm" presentation:class="outline" presentation:user-transformed="true">
          <draw:text-box>
            <text:p><text:span text:style-name="T6">指先検出について</text:span></text:p>
            <text:p><text:span text:style-name="T6"/></text:p>
            <text:list text:style-name="L3">
              <text:list-item>
                <text:p><text:span text:style-name="T7">手の境界を２０点ごとにサンプリング</text:span></text:p>
                <text:p><text:span text:style-name="T7"/></text:p>
              </text:list-item>
              <text:list-item>
                <text:p><text:span text:style-name="T7">隣り合う点をつないでベクトルを作成</text:span></text:p>
                <text:p><text:span text:style-name="T7"/></text:p>
              </text:list-item>
              <text:list-item>
                <text:p><text:span text:style-name="T7">外積を計算して</text:span><text:span text:style-name="T8">○</text:span><text:span text:style-name="T7">と</text:span><text:span text:style-name="T9">○</text:span><text:span text:style-name="T7">を区別</text:span></text:p>
                <text:p><text:span text:style-name="T7"/></text:p>
              </text:list-item>
              <text:list-item>
                <text:p><text:span text:style-name="T7">内積の大きさと位置で頂点を判定</text:span></text:p>
                <text:p/>
              </text:list-item>
            </text:list>
          </draw:text-box>
        </draw:frame>
        <draw:frame draw:style-name="gr1" draw:text-style-name="P1" draw:layer="layout" svg:width="10.2cm" svg:height="13.857cm" svg:x="16.2cm" svg:y="4.343cm">
          <draw:image xlink:href="Pictures/1000020100000160000001A5C6E6C91D.png" xlink:type="simple" xlink:show="embed" xlink:actuate="onLoad">
            <text:p/>
          </draw:image>
        </draw:frame>
        <draw:custom-shape draw:style-name="gr4" draw:text-style-name="P1" draw:layer="layout" svg:width="2.2cm" svg:height="2.2cm" svg:x="18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9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音声処理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PyAudio</text:span><text:span text:style-name="T6">とは</text:span></text:p>
                <text:p>PythonのオーディオI/Oライブラリ</text:p>
                <text:p/>
              </text:list-item>
              <text:list-item>
                <text:p><text:span text:style-name="T10">音を鳴らす</text:span></text:p>
                <text:p>サイン波を合成して音色を調整</text:p>
                <text:p>周波数を指定して音程を決定</text:p>
                <text:p>音を再生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難しかったこと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音色の調節</text:p>
              </text:list-item>
              <text:list-item>
                <text:p/>
              </text:list-item>
              <text:list-item>
                <text:p>和音：合成派としてひとつずつ作っている。</text:p>
              </text:list-item>
              <text:list-item>
                <text:p>途中で音が増えた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デモあるいは動画再生（再）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課題・展望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adornments="標準" style:font-pitch="variable"/>
    <style:font-face style:name="Khmer OS System" svg:font-family="'Khmer OS System'" style:font-pitch="variable"/>
    <style:font-face style:name="Lohit Punjabi" svg:font-family="'Lohit Punjabi'" style:font-pitch="variable"/>
    <style:font-face style:name="Purisa" svg:font-family="Purisa" style:font-pitch="variable"/>
    <style:font-face style:name="TakaoExMincho" svg:font-family="TakaoExMincho" style:font-pitch="variable"/>
    <style:font-face style:name="cmmi10" svg:font-family="cmmi10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03:28.795142930</meta:creation-date>
    <dc:date>2017-05-26T16:38:55.089389178</dc:date>
    <meta:editing-duration>PT2H53M51S</meta:editing-duration>
    <meta:editing-cycles>16</meta:editing-cycles>
    <meta:generator>LibreOffice/4.2.8.2$Linux_X86_64 LibreOffice_project/420m0$Build-2</meta:generator>
    <meta:document-statistic meta:object-count="88"/>
  </office:meta>
</office:document-meta>
</file>